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ableColumn4" style:family="table-column">
      <style:table-column-properties style:column-width="6.5in"/>
    </style:style>
    <style:style style:name="Table3" style:family="table">
      <style:table-properties style:width="6.5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none" style:writing-mode="lr-tb" fo:padding-top="0in" fo:padding-left="0in" fo:padding-bottom="0in" fo:padding-right="0in"/>
    </style:style>
    <style:style style:name="P7" style:parent-style-name="Normal" style:family="paragraph">
      <style:paragraph-properties fo:margin-bottom="0in" fo:line-height="100%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Normal" style:family="paragraph">
      <style:paragraph-properties fo:margin-bottom="0in" fo:line-height="100%"/>
    </style:style>
    <style:style style:name="T1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fo:font-style="italic" style:font-style-asian="italic" style:font-style-complex="italic"/>
    </style:style>
    <style:style style:name="T1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3" style:parent-style-name="Normal" style:family="paragraph">
      <style:paragraph-properties fo:margin-bottom="0in" fo:line-height="100%"/>
    </style:style>
    <style:style style:name="T1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5" style:parent-style-name="Normal" style:family="paragraph">
      <style:paragraph-properties fo:margin-bottom="0in" fo:line-height="100%"/>
    </style:style>
    <style:style style:name="P16" style:parent-style-name="Normal" style:family="paragraph">
      <style:paragraph-properties fo:margin-bottom="0in" fo:line-height="100%"/>
    </style:style>
    <style:style style:name="P17" style:parent-style-name="Normal" style:family="paragraph">
      <style:paragraph-properties fo:margin-bottom="0in" fo:line-height="100%"/>
    </style:style>
    <style:style style:name="T18" style:parent-style-name="DefaultParagraphFont" style:family="text">
      <style:text-properties fo:font-style="italic" style:font-style-asian="italic" style:font-style-complex="italic"/>
    </style:style>
    <style:style style:name="P19" style:parent-style-name="Normal" style:family="paragraph">
      <style:paragraph-properties fo:margin-bottom="0in" fo:line-height="100%"/>
    </style:style>
    <style:style style:name="T20" style:parent-style-name="DefaultParagraphFont" style:family="text">
      <style:text-properties fo:font-style="italic" style:font-style-asian="italic" style:font-style-complex="italic"/>
    </style:style>
    <style:style style:name="T21" style:parent-style-name="DefaultParagraphFont" style:family="text">
      <style:text-properties fo:font-style="italic" style:font-style-asian="italic" style:font-style-complex="italic"/>
    </style:style>
    <style:style style:name="P22" style:parent-style-name="Normal" style:family="paragraph">
      <style:paragraph-properties fo:margin-bottom="0in" fo:line-height="100%"/>
    </style:style>
    <style:style style:name="P2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24" style:parent-style-name="Normal" style:family="paragraph">
      <style:paragraph-properties fo:margin-bottom="0in" fo:line-height="100%"/>
    </style:style>
    <style:style style:name="T2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6" style:parent-style-name="Normal" style:family="paragraph">
      <style:paragraph-properties fo:margin-bottom="0in" fo:line-height="100%"/>
    </style:style>
    <style:style style:name="T2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8" style:parent-style-name="Normal" style:family="paragraph">
      <style:paragraph-properties fo:margin-bottom="0in" fo:line-height="100%"/>
    </style:style>
    <style:style style:name="T2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0" style:parent-style-name="Normal" style:family="paragraph">
      <style:paragraph-properties fo:margin-bottom="0in" fo:line-height="100%"/>
    </style:style>
    <style:style style:name="T3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2" style:parent-style-name="Normal" style:family="paragraph">
      <style:paragraph-properties fo:margin-bottom="0in" fo:line-height="100%"/>
    </style:style>
    <style:style style:name="T3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ableRow34" style:family="table-row">
      <style:table-row-properties/>
    </style:style>
    <style:style style:name="TableCell35" style:family="table-cell">
      <style:table-cell-properties fo:border="none" style:writing-mode="lr-tb" fo:padding-top="0in" fo:padding-left="0in" fo:padding-bottom="0in" fo:padding-right="0in"/>
    </style:style>
    <style:style style:name="P36" style:parent-style-name="Normal" style:family="paragraph">
      <style:paragraph-properties fo:margin-bottom="0in" fo:line-height="100%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ableColumn40" style:family="table-column">
      <style:table-column-properties style:column-width="7in"/>
    </style:style>
    <style:style style:name="Table39" style:family="table">
      <style:table-properties style:width="7in" fo:margin-left="0in" table:align="left"/>
    </style:style>
    <style:style style:name="TableRow41" style:family="table-row">
      <style:table-row-properties/>
    </style:style>
    <style:style style:name="TableCell42" style:family="table-cell">
      <style:table-cell-properties fo:border="none" style:writing-mode="lr-tb" fo:padding-top="0in" fo:padding-left="0in" fo:padding-bottom="0in" fo:padding-right="0in"/>
    </style:style>
    <style:style style:name="P43" style:parent-style-name="Normal" style:family="paragraph">
      <style:paragraph-properties fo:margin-bottom="0in" fo:line-height="100%"/>
    </style:style>
    <style:style style:name="TableRow44" style:family="table-row">
      <style:table-row-properties/>
    </style:style>
    <style:style style:name="TableCell45" style:family="table-cell">
      <style:table-cell-properties fo:border="none" style:writing-mode="lr-tb" fo:padding-top="0in" fo:padding-left="0in" fo:padding-bottom="0in" fo:padding-right="0in"/>
    </style:style>
    <style:style style:name="P46" style:parent-style-name="Normal" style:family="paragraph">
      <style:paragraph-properties fo:margin-bottom="0in" fo:line-height="100%"/>
    </style:style>
    <style:style style:name="P47" style:parent-style-name="Normal" style:family="paragraph">
      <style:paragraph-properties fo:margin-bottom="0in" fo:line-height="100%"/>
    </style:style>
    <style:style style:name="P48" style:parent-style-name="Normal" style:family="paragraph">
      <style:paragraph-properties fo:margin-bottom="0in" fo:line-height="100%"/>
    </style:style>
    <style:style style:name="P49" style:parent-style-name="Normal" style:family="paragraph">
      <style:paragraph-properties fo:margin-bottom="0in" fo:line-height="100%"/>
    </style:style>
    <style:style style:name="P50" style:parent-style-name="Normal" style:family="paragraph">
      <style:paragraph-properties fo:margin-bottom="0in" fo:line-height="100%"/>
    </style:style>
    <style:style style:name="P51" style:parent-style-name="Normal" style:family="paragraph">
      <style:paragraph-properties fo:margin-bottom="0in" fo:line-height="100%"/>
    </style:style>
    <style:style style:name="P52" style:parent-style-name="Normal" style:family="paragraph">
      <style:paragraph-properties fo:margin-bottom="0in" fo:line-height="100%"/>
    </style:style>
    <style:style style:name="P5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54" style:parent-style-name="Normal" style:family="paragraph">
      <style:paragraph-properties fo:margin-bottom="0in" fo:line-height="100%"/>
    </style:style>
    <style:style style:name="P55" style:parent-style-name="Normal" style:family="paragraph">
      <style:paragraph-properties fo:margin-bottom="0in" fo:line-height="100%"/>
    </style:style>
    <style:style style:name="P56" style:parent-style-name="Normal" style:family="paragraph">
      <style:paragraph-properties fo:margin-bottom="0in" fo:line-height="100%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 fo:margin-bottom="0in" fo:line-height="100%"/>
    </style:style>
    <style:style style:name="P59" style:parent-style-name="Normal" style:family="paragraph">
      <style:paragraph-properties fo:margin-bottom="0in" fo:line-height="100%"/>
    </style:style>
    <style:style style:name="P6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61" style:parent-style-name="Normal" style:family="paragraph">
      <style:paragraph-properties fo:margin-bottom="0in" fo:line-height="100%"/>
    </style:style>
    <style:style style:name="P62" style:parent-style-name="Normal" style:family="paragraph">
      <style:paragraph-properties fo:margin-bottom="0in" fo:line-height="100%"/>
    </style:style>
    <style:style style:name="P63" style:parent-style-name="Normal" style:family="paragraph">
      <style:paragraph-properties fo:margin-bottom="0in" fo:line-height="100%"/>
    </style:style>
    <style:style style:name="P64" style:parent-style-name="Normal" style:family="paragraph">
      <style:paragraph-properties fo:margin-bottom="0in" fo:line-height="100%"/>
    </style:style>
    <style:style style:name="P65" style:parent-style-name="Normal" style:family="paragraph">
      <style:paragraph-properties fo:margin-bottom="0in" fo:line-height="100%"/>
    </style:style>
    <style:style style:name="P66" style:parent-style-name="Normal" style:family="paragraph">
      <style:paragraph-properties fo:margin-bottom="0in" fo:line-height="100%"/>
    </style:style>
    <style:style style:name="P67" style:parent-style-name="Normal" style:family="paragraph">
      <style:paragraph-properties fo:margin-bottom="0in" fo:line-height="100%"/>
    </style:style>
    <style:style style:name="P68" style:parent-style-name="Normal" style:family="paragraph">
      <style:paragraph-properties fo:margin-bottom="0in" fo:line-height="100%"/>
    </style:style>
    <style:style style:name="P69" style:parent-style-name="Normal" style:family="paragraph">
      <style:paragraph-properties fo:margin-bottom="0in" fo:line-height="100%"/>
    </style:style>
    <style:style style:name="P70" style:parent-style-name="Normal" style:family="paragraph">
      <style:paragraph-properties fo:margin-bottom="0in" fo:line-height="100%"/>
    </style:style>
    <style:style style:name="P71" style:parent-style-name="Normal" style:family="paragraph">
      <style:paragraph-properties fo:margin-bottom="0in" fo:line-height="100%"/>
    </style:style>
    <style:style style:name="P72" style:parent-style-name="Normal" style:family="paragraph">
      <style:paragraph-properties fo:margin-bottom="0in" fo:line-height="100%"/>
    </style:style>
    <style:style style:name="P73" style:parent-style-name="Normal" style:family="paragraph">
      <style:paragraph-properties fo:margin-bottom="0in" fo:line-height="100%"/>
    </style:style>
    <style:style style:name="P74" style:parent-style-name="Normal" style:family="paragraph">
      <style:paragraph-properties fo:margin-bottom="0in" fo:line-height="100%"/>
    </style:style>
    <style:style style:name="P75" style:parent-style-name="Normal" style:family="paragraph">
      <style:paragraph-properties fo:margin-bottom="0in" fo:line-height="100%"/>
    </style:style>
    <style:style style:name="P76" style:parent-style-name="Normal" style:family="paragraph">
      <style:paragraph-properties fo:margin-bottom="0in" fo:line-height="100%"/>
    </style:style>
    <style:style style:name="P77" style:parent-style-name="Normal" style:family="paragraph">
      <style:paragraph-properties fo:margin-bottom="0in" fo:line-height="100%"/>
    </style:style>
    <style:style style:name="P78" style:parent-style-name="Normal" style:family="paragraph">
      <style:paragraph-properties fo:margin-bottom="0in" fo:line-height="100%"/>
    </style:style>
    <style:style style:name="P79" style:parent-style-name="Normal" style:family="paragraph">
      <style:paragraph-properties fo:margin-bottom="0in" fo:line-height="100%"/>
    </style:style>
    <style:style style:name="P80" style:parent-style-name="Normal" style:family="paragraph">
      <style:paragraph-properties fo:margin-bottom="0in" fo:line-height="100%"/>
    </style:style>
    <style:style style:name="P81" style:parent-style-name="Normal" style:family="paragraph">
      <style:paragraph-properties fo:margin-bottom="0in" fo:line-height="100%"/>
    </style:style>
    <style:style style:name="P82" style:parent-style-name="Normal" style:family="paragraph">
      <style:paragraph-properties fo:margin-bottom="0in" fo:line-height="100%"/>
    </style:style>
    <style:style style:name="P83" style:parent-style-name="Normal" style:family="paragraph">
      <style:paragraph-properties fo:margin-bottom="0in" fo:line-height="100%"/>
    </style:style>
    <style:style style:name="P8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85" style:parent-style-name="Normal" style:family="paragraph">
      <style:paragraph-properties fo:margin-bottom="0in" fo:line-height="100%"/>
    </style:style>
    <style:style style:name="P86" style:parent-style-name="Normal" style:family="paragraph">
      <style:paragraph-properties fo:margin-bottom="0in" fo:line-height="100%"/>
    </style:style>
    <style:style style:name="P87" style:parent-style-name="Normal" style:family="paragraph">
      <style:paragraph-properties fo:margin-bottom="0in" fo:line-height="100%"/>
    </style:style>
    <style:style style:name="P88" style:parent-style-name="Normal" style:family="paragraph">
      <style:paragraph-properties fo:margin-bottom="0in" fo:line-height="100%"/>
    </style:style>
    <style:style style:name="P89" style:parent-style-name="Normal" style:family="paragraph">
      <style:paragraph-properties fo:margin-bottom="0in" fo:line-height="100%"/>
    </style:style>
    <style:style style:name="P90" style:parent-style-name="Normal" style:family="paragraph">
      <style:paragraph-properties fo:margin-bottom="0in" fo:line-height="100%"/>
    </style:style>
    <style:style style:name="P91" style:parent-style-name="Normal" style:family="paragraph">
      <style:paragraph-properties fo:margin-bottom="0in" fo:line-height="100%"/>
    </style:style>
    <style:style style:name="P92" style:parent-style-name="Normal" style:family="paragraph">
      <style:paragraph-properties fo:margin-bottom="0in" fo:line-height="100%"/>
    </style:style>
    <style:style style:name="P93" style:parent-style-name="Normal" style:family="paragraph">
      <style:paragraph-properties fo:margin-bottom="0in" fo:line-height="100%"/>
    </style:style>
    <style:style style:name="P94" style:parent-style-name="Normal" style:family="paragraph">
      <style:paragraph-properties fo:margin-bottom="0in" fo:line-height="100%"/>
    </style:style>
    <style:style style:name="P95" style:parent-style-name="Normal" style:family="paragraph">
      <style:paragraph-properties fo:margin-bottom="0in" fo:line-height="100%"/>
    </style:style>
    <style:style style:name="P96" style:parent-style-name="Normal" style:family="paragraph">
      <style:paragraph-properties fo:margin-bottom="0in" fo:line-height="100%"/>
    </style:style>
    <style:style style:name="P97" style:parent-style-name="Normal" style:family="paragraph">
      <style:paragraph-properties fo:margin-bottom="0in" fo:line-height="100%"/>
    </style:style>
    <style:style style:name="P98" style:parent-style-name="Normal" style:family="paragraph">
      <style:paragraph-properties fo:margin-bottom="0in" fo:line-height="100%"/>
    </style:style>
    <style:style style:name="P99" style:parent-style-name="Normal" style:family="paragraph">
      <style:paragraph-properties fo:margin-bottom="0in" fo:line-height="100%"/>
    </style:style>
    <style:style style:name="P100" style:parent-style-name="Normal" style:family="paragraph">
      <style:paragraph-properties fo:margin-bottom="0in" fo:line-height="100%"/>
    </style:style>
    <style:style style:name="P101" style:parent-style-name="Normal" style:family="paragraph">
      <style:paragraph-properties fo:margin-bottom="0in" fo:line-height="100%"/>
    </style:style>
    <style:style style:name="P102" style:parent-style-name="Normal" style:family="paragraph">
      <style:paragraph-properties fo:margin-bottom="0in" fo:line-height="100%"/>
    </style:style>
    <style:style style:name="P103" style:parent-style-name="Normal" style:family="paragraph">
      <style:paragraph-properties fo:margin-bottom="0in" fo:line-height="100%"/>
    </style:style>
    <style:style style:name="P104" style:parent-style-name="Normal" style:family="paragraph">
      <style:paragraph-properties fo:margin-bottom="0in" fo:line-height="100%"/>
    </style:style>
    <style:style style:name="P105" style:parent-style-name="Normal" style:family="paragraph">
      <style:paragraph-properties fo:margin-bottom="0in" fo:line-height="100%"/>
    </style:style>
    <style:style style:name="P106" style:parent-style-name="Normal" style:family="paragraph">
      <style:paragraph-properties fo:margin-bottom="0in" fo:line-height="100%"/>
    </style:style>
    <style:style style:name="P107" style:parent-style-name="Normal" style:family="paragraph">
      <style:paragraph-properties fo:margin-bottom="0in" fo:line-height="100%"/>
    </style:style>
    <style:style style:name="P108" style:parent-style-name="Normal" style:family="paragraph">
      <style:paragraph-properties fo:margin-bottom="0in" fo:line-height="100%"/>
    </style:style>
    <style:style style:name="P109" style:parent-style-name="Normal" style:family="paragraph">
      <style:paragraph-properties fo:margin-bottom="0in" fo:line-height="100%"/>
    </style:style>
    <style:style style:name="P110" style:parent-style-name="Normal" style:family="paragraph">
      <style:paragraph-properties fo:margin-bottom="0in" fo:line-height="100%"/>
    </style:style>
    <style:style style:name="P111" style:parent-style-name="Normal" style:family="paragraph">
      <style:paragraph-properties fo:margin-bottom="0in" fo:line-height="100%"/>
    </style:style>
    <style:style style:name="P112" style:parent-style-name="Normal" style:family="paragraph">
      <style:paragraph-properties fo:margin-bottom="0in" fo:line-height="100%"/>
    </style:style>
    <style:style style:name="P113" style:parent-style-name="Normal" style:family="paragraph">
      <style:paragraph-properties fo:margin-bottom="0in" fo:line-height="100%"/>
    </style:style>
    <style:style style:name="P114" style:parent-style-name="Normal" style:family="paragraph">
      <style:paragraph-properties fo:margin-bottom="0in" fo:line-height="100%"/>
    </style:style>
    <style:style style:name="P115" style:parent-style-name="Normal" style:family="paragraph">
      <style:paragraph-properties fo:margin-bottom="0in" fo:line-height="100%"/>
    </style:style>
    <style:style style:name="P116" style:parent-style-name="Normal" style:family="paragraph">
      <style:paragraph-properties fo:margin-bottom="0in" fo:line-height="100%"/>
    </style:style>
    <style:style style:name="P117" style:parent-style-name="Normal" style:family="paragraph">
      <style:paragraph-properties fo:margin-bottom="0in" fo:line-height="100%"/>
    </style:style>
    <style:style style:name="P118" style:parent-style-name="Normal" style:family="paragraph">
      <style:paragraph-properties fo:margin-bottom="0in" fo:line-height="100%"/>
    </style:style>
    <style:style style:name="P119" style:parent-style-name="Normal" style:family="paragraph">
      <style:paragraph-properties fo:margin-bottom="0in" fo:line-height="100%"/>
    </style:style>
    <style:style style:name="P120" style:parent-style-name="Normal" style:family="paragraph">
      <style:paragraph-properties fo:margin-bottom="0in" fo:line-height="100%"/>
    </style:style>
    <style:style style:name="P121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Modelo de carta</text:p>
      <text:p text:style-name="P2">Pedido de<text:s/>2ª via do Certificado de Habilitações</text:p>
      <text:p text:style-name="Normal"/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Instruções de utilização</text:span>:</text:p>
            <text:p text:style-name="P9">- Abrir a composição de uma<text:s/><text:span text:style-name="T10">nova mensagem</text:span><text:s/>de correio eletrónico na sua aplicação ou serviço de correio eletrónico (por exemplo<text:s/><text:span text:style-name="T11">GMail</text:span>) e deve<text:s/><text:span text:style-name="T12">copiar o assunto abaixo</text:span><text:s/>indicado tal e qual como está escrito na nova mensagem;</text:p>
            <text:p text:style-name="P13">-<text:s/><text:span text:style-name="T14">Copiar a “tabela”</text:span><text:s/>abaixo contendo o texto integral do pedido para uma nova mensagem de correio eletrónico;</text:p>
            <text:p text:style-name="P15">- Editar o corpo da mensagem de acordo com as suas necessidades específicas;</text:p>
            <text:p text:style-name="P16">- Anexar documento ou comprovativo de alteração dos dados, são elegíveis:</text:p>
            <text:p text:style-name="P17">- Digitalização a cores de boa qualidade do Cartão de Cidadão (qualidade &gt;=300<text:s/><text:span text:style-name="T18">PPI</text:span>);</text:p>
            <text:p text:style-name="P19">- Documento<text:s/>em formato<text:s/><text:span text:style-name="T20">PDF</text:span><text:s/>exportado da aplicação móvel<text:s/><text:span text:style-name="T21">gov.pt</text:span><text:s/>com a devida assinatura digital.</text:p>
            <text:p text:style-name="P22"/>
            <text:p text:style-name="P23">Instruções de preenchimento e edição:</text:p>
            <text:p text:style-name="P24">- Indicar apenas os<text:s/><text:span text:style-name="T25">dados a serem efetivamente alterados</text:span><text:s/>na secção de dados a alterar, removendo aqueles que não interessam;</text:p>
            <text:p text:style-name="P26">- Indicar os<text:s/><text:span text:style-name="T27">dados anteriores conhecidos</text:span><text:s/>e aplicáveis na secção de dados anteriores. Na eventualidade de não se lembrar de algum dado/elemento, da morada ou endereço de correio eletrónico deverá remover as linhas correspondentes para que o pedido seja o mais limpo possível;</text:p>
            <text:p text:style-name="P28">- Remover todos os<text:s/><text:span text:style-name="T29">campos inalterados</text:span><text:s/>ou não aplicáveis;</text:p>
            <text:p text:style-name="P30">- Garantir a substituição de todos os<text:s/><text:span text:style-name="T31">campos delimitados por parênteses retos ou o preenchimento de outros em vazio</text:span>;</text:p>
            <text:p text:style-name="P32">-<text:s/><text:span text:style-name="T33">Assinar a mensagem</text:span><text:s/>de correio eletrónico com o seu nome completo substituindo o texto em parênteses retos.</text:p>
          </table:table-cell>
        </table:table-row>
        <table:table-row table:style-name="TableRow34">
          <table:table-cell table:style-name="TableCell35">
            <text:p text:style-name="P36"/>
          </table:table-cell>
        </table:table-row>
      </table:table>
      <text:p text:style-name="Normal"/>
      <text:p text:style-name="Normal"><text:span text:style-name="T37">Destinatário</text:span>:<text:s/>[A-DEFINIR]</text:p>
      <text:p text:style-name="Normal"/>
      <text:p text:style-name="Normal"><text:span text:style-name="T38">Assunto</text:span>:<text:s/>Pedido de 2ª via do Certificado de Habilitações</text:p>
      <text:p text:style-name="Normal"/>
      <text:p text:style-name="Normal">---</text:p>
      <text:p text:style-name="Normal"/>
      <table:table table:style-name="Table39">
        <table:table-columns>
          <table:table-column table:style-name="TableColumn40"/>
        </table:table-columns>
        <table:table-row table:style-name="TableRow41"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/>
            <text:p text:style-name="P47">Exmo(a). Sr(a). Diretor(a),</text:p>
            <text:p text:style-name="P48"/>
            <text:p text:style-name="P49">Venho por este meio, efetuar o pedido de 2ª (segunda) via do Certificado de Habilitações e na qualidade de titular de dados pessoais, requerer a alteração/retificação dos meus dados pessoais ao abrigo do artigo 16.º (décimo sexto) do Regulamento Geral de Proteção de Dados (RGPD), diploma europeu<text:s/>UE<text:s/>2016/679, que garante o direito à retificação de dados imprecisos ou incompletos.</text:p>
            <text:p text:style-name="P50"/>
            <text:soft-page-break/>
            <text:p text:style-name="P51">Pretende-se então a emissão de uma 2ª (segunda) via do Certificado de Habilitações no seguimento da alteração de elementos de identificação.</text:p>
            <text:p text:style-name="P52"/>
            <text:p text:style-name="P53">Identificação do curso</text:p>
            <text:p text:style-name="P54"/>
            <text:p text:style-name="P55">Curso/Turma/Área Profissional:</text:p>
            <text:p text:style-name="P56">Coordenador Interno:</text:p>
            <text:p text:style-name="P57"/>
            <text:p text:style-name="P58">--</text:p>
            <text:p text:style-name="P59"/>
            <text:p text:style-name="P60">Dados atualmente registados</text:p>
            <text:p text:style-name="P61"/>
            <text:p text:style-name="P62">Identificação</text:p>
            <text:p text:style-name="P63">Nome(s) próprio(s):</text:p>
            <text:p text:style-name="P64">Apelido(s):</text:p>
            <text:p text:style-name="P65">Tipo de Documento: Cartão de Cidadão</text:p>
            <text:p text:style-name="P66">Número de Documento:</text:p>
            <text:p text:style-name="P67">Número de Identificação Fiscal (NIF):</text:p>
            <text:p text:style-name="P68"/>
            <text:p text:style-name="P69">Morada</text:p>
            <text:p text:style-name="P70">Código Postal:</text:p>
            <text:p text:style-name="P71">Localidade Postal:</text:p>
            <text:p text:style-name="P72">Localidade:</text:p>
            <text:p text:style-name="P73">Tipo de via e nome da via:</text:p>
            <text:p text:style-name="P74">Número de porta:</text:p>
            <text:p text:style-name="P75">Andar:</text:p>
            <text:p text:style-name="P76">Lado:</text:p>
            <text:p text:style-name="P77"/>
            <text:p text:style-name="P78">Contactos</text:p>
            <text:p text:style-name="P79">Contacto telefónico:</text:p>
            <text:p text:style-name="P80">Endereço de correio eletrónico:</text:p>
            <text:p text:style-name="P81"/>
            <text:p text:style-name="P82">--</text:p>
            <text:p text:style-name="P83"/>
            <text:p text:style-name="P84">Novos dados</text:p>
            <text:p text:style-name="P85"/>
            <text:p text:style-name="P86">Identificação</text:p>
            <text:p text:style-name="P87">Nome(s) próprio(s):</text:p>
            <text:p text:style-name="P88">Apelido(s):</text:p>
            <text:p text:style-name="P89">Tipo de Documento: Cartão de Cidadão</text:p>
            <text:p text:style-name="P90">Número de Documento:</text:p>
            <text:p text:style-name="P91">Número de Identificação Fiscal (NIF):</text:p>
            <text:p text:style-name="P92"/>
            <text:p text:style-name="P93">Morada</text:p>
            <text:p text:style-name="P94">Código Postal:</text:p>
            <text:p text:style-name="P95">Localidade Postal:</text:p>
            <text:p text:style-name="P96">Localidade:</text:p>
            <text:p text:style-name="P97">Tipo de via e nome da via:</text:p>
            <text:p text:style-name="P98">Número de porta:</text:p>
            <text:p text:style-name="P99">Andar:</text:p>
            <text:p text:style-name="P100">Lado:</text:p>
            <text:p text:style-name="P101"/>
            <text:p text:style-name="P102">Contactos</text:p>
            <text:soft-page-break/>
            <text:p text:style-name="P103">Contacto telefónico:</text:p>
            <text:p text:style-name="P104">Endereço de correio eletrónico:</text:p>
            <text:p text:style-name="P105"/>
            <text:p text:style-name="P106">--</text:p>
            <text:p text:style-name="P107"/>
            <text:p text:style-name="P108">Anexo a esta comunicação, encontram-se os documentos comprovativos das alterações solicitadas e para vossa verificação dos factos supracitados.</text:p>
            <text:p text:style-name="P109"/>
            <text:p text:style-name="P110">A retificação dos dados obriga à resposta ao pedido num prazo máximo de um mês de acordo com o número 3 (três) do artigo 12.º (décimo segundo) do RGPD sendo este prazo prorrogável até 2 (dois) meses adicionais mediante justificação e comunicação ao titular de dados.</text:p>
            <text:p text:style-name="P111"/>
            <text:p text:style-name="P112">As violações dos direitos dos titulares de dados são reguladas pelo RGPD e Lei n.º 58/2019, de 8 de agosto de acordo com os números 4 (quatro) e 5 (cinco) do artigo 83.º (octogésimo terceiro) do RGPD e dos artigos 45.º (quadragésimo quinto) e 46.º (quadragésimo sexto) da Lei n.º 58/2019, de 8 de agosto.<text:s/></text:p>
            <text:p text:style-name="P113">Solicito que a alteração seja efetuada no menor prazo possível e que seja confirmada por escrito a sua concretização.</text:p>
            <text:p text:style-name="P114"/>
            <text:p text:style-name="P115">Agradeço desde já a atenção dispensada e aguardo uma resposta breve.</text:p>
            <text:p text:style-name="P116"/>
            <text:p text:style-name="P117"/>
            <text:p text:style-name="P118">[LOCALIDADE],<text:s/>[DIA]<text:s/>de<text:s/>[MÊS-POR-EXTENSO]<text:s/>de<text:s/>[ANO]</text:p>
            <text:p text:style-name="P119"/>
            <text:p text:style-name="P120">Atenciosamente,</text:p>
            <text:p text:style-name="P121">[NOME-COMPLETO]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-asian="Times New Roman" style:font-name-complex="Times New Roman" fo:color="#262626" fo:font-size="14pt" style:font-size-asian="14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-asian="Times New Roman" style:font-name-complex="Times New Roman" fo:color="#404040" fo:font-size="13pt" style:font-size-asian="13pt" style:font-size-complex="13pt" fo:hyphenate="false"/>
    </style:style>
    <style:style style:name="Normal" style:display-name="Normal" style:family="paragraph">
      <style:text-properties style:font-name="Verdana" fo:font-size="10pt" style:font-size-asian="10pt" fo:language="pt" fo:country="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Verdana" style:font-name-asian="Times New Roman" style:font-name-complex="Times New Roman" fo:color="#262626" fo:font-size="14pt" style:font-size-asian="14pt" style:font-size-complex="16pt" fo:language="pt" fo:country="PT"/>
    </style:style>
    <style:style style:name="Heading2Char" style:display-name="Heading 2 Char" style:family="text" style:parent-style-name="DefaultParagraphFont">
      <style:text-properties style:font-name="Verdana" style:font-name-asian="Times New Roman" style:font-name-complex="Times New Roman" fo:color="#404040" fo:font-size="13pt" style:font-size-asian="13pt" style:font-size-complex="13pt" fo:language="pt" fo:country="PT"/>
    </style:style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-asian="Times New Roman" style:font-name-complex="Times New Roman" fo:color="#171717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Verdana" style:font-name-asian="Times New Roman" style:font-name-complex="Times New Roman" fo:color="#171717" fo:letter-spacing="-0.0069in" style:letter-kerning="true" fo:font-size="28pt" style:font-size-asian="28pt" style:font-size-complex="28pt" fo:language="pt" fo:country="PT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="Verdana" style:font-name-asian="Times New Roman" fo:color="#5A5A5A" fo:letter-spacing="0.0104in" fo:font-size="10pt" style:font-size-asian="10pt" fo:language="pt" fo:country="PT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171717"/>
    </style:style>
    <style:style style:name="IntenseQuote" style:display-name="Intense Quote" style:family="paragraph" style:parent-style-name="Normal" style:next-style-name="Normal">
      <style:paragraph-properties fo:border-top="0.0069in solid #171717" fo:border-left="none" fo:border-bottom="0.0069in solid #171717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171717" fo:hyphenate="false"/>
    </style:style>
    <style:style style:name="IntenseQuoteChar" style:display-name="Intense Quote Char" style:family="text" style:parent-style-name="DefaultParagraphFont">
      <style:text-properties style:font-name="Verdana" fo:font-style="italic" style:font-style-asian="italic" style:font-style-complex="italic" fo:color="#171717" fo:font-size="10pt" style:font-size-asian="10pt" fo:language="pt" fo:country="PT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171717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0.75in" fo:margin-bottom="1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s</meta:initial-creator>
    <dc:creator>Mars</dc:creator>
    <meta:creation-date>2025-06-30T23:45:00Z</meta:creation-date>
    <dc:date>2025-06-30T23:45:00Z</dc:date>
    <meta:template xlink:href="modelo-documento-base.dotx" xlink:type="simple"/>
    <meta:editing-cycles>2</meta:editing-cycles>
    <meta:editing-duration>PT0S</meta:editing-duration>
    <meta:document-statistic meta:page-count="3" meta:paragraph-count="7" meta:word-count="580" meta:character-count="3880" meta:row-count="27" meta:non-whitespace-character-count="3307"/>
  </office:meta>
</office:document-meta>
</file>